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9e676" officeooo:paragraph-rsid="0019e676"/>
    </style:style>
    <style:style style:name="P2" style:family="paragraph" style:parent-style-name="Standard">
      <style:text-properties style:font-name="Arial1" officeooo:rsid="001a880f" officeooo:paragraph-rsid="001a880f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language="en" fo:country="US" officeooo:rsid="0020cfc1" officeooo:paragraph-rsid="001a880f" style:font-size-asian="12pt" style:font-size-complex="12pt"/>
    </style:style>
    <style:style style:name="P4" style:family="paragraph" style:parent-style-name="Standard">
      <style:text-properties style:font-name="Arial1" fo:font-size="12pt" fo:font-weight="normal" officeooo:rsid="004521f9" officeooo:paragraph-rsid="004521f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1" fo:font-size="12pt" fo:font-weight="normal" officeooo:rsid="004521f9" officeooo:paragraph-rsid="004521f9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1" officeooo:rsid="001ad242" officeooo:paragraph-rsid="001ad242"/>
    </style:style>
    <style:style style:name="P7" style:family="paragraph" style:parent-style-name="Standard">
      <style:text-properties style:font-name="Arial1" officeooo:rsid="001ad242" officeooo:paragraph-rsid="0028d510"/>
    </style:style>
    <style:style style:name="P8" style:family="paragraph" style:parent-style-name="Standard">
      <style:paragraph-properties fo:text-align="center" style:justify-single-word="false"/>
      <style:text-properties style:font-name="Arial1" fo:font-size="18pt" fo:font-weight="bold" officeooo:rsid="0019e676" officeooo:paragraph-rsid="0019e676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Arial1" officeooo:rsid="001ce302" officeooo:paragraph-rsid="001ce302"/>
    </style:style>
    <style:style style:name="P10" style:family="paragraph" style:parent-style-name="Standard">
      <style:text-properties style:font-name="Arial1" officeooo:rsid="001ce302" officeooo:paragraph-rsid="0028dfcd"/>
    </style:style>
    <style:style style:name="P11" style:family="paragraph" style:parent-style-name="Standard">
      <style:text-properties style:font-name="Arial1" officeooo:rsid="001ce302" officeooo:paragraph-rsid="001f3384"/>
    </style:style>
    <style:style style:name="P12" style:family="paragraph" style:parent-style-name="Standard">
      <style:text-properties style:font-name="Arial1" officeooo:rsid="001cf099" officeooo:paragraph-rsid="001cf099"/>
    </style:style>
    <style:style style:name="P13" style:family="paragraph" style:parent-style-name="Standard">
      <style:text-properties style:font-name="Arial1" officeooo:rsid="001eea9e" officeooo:paragraph-rsid="001eea9e"/>
    </style:style>
    <style:style style:name="P14" style:family="paragraph" style:parent-style-name="Standard">
      <style:text-properties style:font-name="Arial1" officeooo:rsid="001f3384" officeooo:paragraph-rsid="001f3384"/>
    </style:style>
    <style:style style:name="P15" style:family="paragraph" style:parent-style-name="Standard">
      <style:text-properties style:font-name="Arial1" officeooo:rsid="00219984" officeooo:paragraph-rsid="00219984"/>
    </style:style>
    <style:style style:name="P16" style:family="paragraph" style:parent-style-name="Standard">
      <style:text-properties style:font-name="Arial1" officeooo:rsid="00219984" officeooo:paragraph-rsid="00259c15"/>
    </style:style>
    <style:style style:name="P17" style:family="paragraph" style:parent-style-name="Standard">
      <style:text-properties style:font-name="Arial1" officeooo:rsid="00238d54" officeooo:paragraph-rsid="00238d54"/>
    </style:style>
    <style:style style:name="P18" style:family="paragraph" style:parent-style-name="Standard">
      <style:text-properties style:font-name="Arial1" officeooo:rsid="00238d54" officeooo:paragraph-rsid="0021c67d"/>
    </style:style>
    <style:style style:name="P19" style:family="paragraph" style:parent-style-name="Standard">
      <style:text-properties style:font-name="Arial1" officeooo:rsid="0023a1f3" officeooo:paragraph-rsid="0023a1f3"/>
    </style:style>
    <style:style style:name="P20" style:family="paragraph" style:parent-style-name="Standard">
      <style:text-properties style:font-name="Arial1" officeooo:rsid="0023a1f3" officeooo:paragraph-rsid="003f669a"/>
    </style:style>
    <style:style style:name="P21" style:family="paragraph" style:parent-style-name="Standard">
      <style:text-properties style:font-name="Arial1" officeooo:rsid="0023a1f3" officeooo:paragraph-rsid="002bc0d6"/>
    </style:style>
    <style:style style:name="P22" style:family="paragraph" style:parent-style-name="Standard">
      <style:text-properties style:font-name="Arial1" officeooo:rsid="0024b3c0" officeooo:paragraph-rsid="0024b3c0"/>
    </style:style>
    <style:style style:name="P23" style:family="paragraph" style:parent-style-name="Standard">
      <style:text-properties style:font-name="Arial1" officeooo:rsid="0024b3c0" officeooo:paragraph-rsid="0023a1f3"/>
    </style:style>
    <style:style style:name="P24" style:family="paragraph" style:parent-style-name="Standard">
      <style:text-properties style:font-name="Arial1" officeooo:rsid="00259c15" officeooo:paragraph-rsid="00259c15"/>
    </style:style>
    <style:style style:name="P25" style:family="paragraph" style:parent-style-name="Standard">
      <style:paragraph-properties fo:text-align="center" style:justify-single-word="false"/>
      <style:text-properties style:font-name="Arial1" fo:font-weight="bold" officeooo:rsid="0019e676" officeooo:paragraph-rsid="0019e676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1" fo:font-weight="bold" officeooo:rsid="0028dfcd" officeooo:paragraph-rsid="00362046" style:font-weight-asian="bold" style:font-weight-complex="bold"/>
    </style:style>
    <style:style style:name="P27" style:family="paragraph" style:parent-style-name="Standard">
      <style:text-properties style:font-name="Arial1" officeooo:rsid="0028dfcd" officeooo:paragraph-rsid="0028dfcd"/>
    </style:style>
    <style:style style:name="P28" style:family="paragraph" style:parent-style-name="Standard">
      <style:text-properties style:font-name="Arial1" officeooo:rsid="002bc0d6" officeooo:paragraph-rsid="002bc0d6"/>
    </style:style>
    <style:style style:name="P29" style:family="paragraph" style:parent-style-name="Standard">
      <style:text-properties style:font-name="Arial1" officeooo:rsid="0037ab75" officeooo:paragraph-rsid="0037ab75"/>
    </style:style>
    <style:style style:name="P30" style:family="paragraph" style:parent-style-name="Standard">
      <style:text-properties style:font-name="Arial1" officeooo:rsid="0037ab75" officeooo:paragraph-rsid="001eea9e"/>
    </style:style>
    <style:style style:name="P31" style:family="paragraph" style:parent-style-name="Standard">
      <style:text-properties style:font-name="Arial1" officeooo:rsid="003835e6" officeooo:paragraph-rsid="003835e6"/>
    </style:style>
    <style:style style:name="P32" style:family="paragraph" style:parent-style-name="Standard">
      <style:text-properties style:font-name="Arial1" officeooo:rsid="0020e7d6" officeooo:paragraph-rsid="00385109"/>
    </style:style>
    <style:style style:name="P33" style:family="paragraph" style:parent-style-name="Standard">
      <style:text-properties style:font-name="Arial1" officeooo:rsid="00208e91" officeooo:paragraph-rsid="00385109"/>
    </style:style>
    <style:style style:name="P34" style:family="paragraph" style:parent-style-name="Standard">
      <style:text-properties style:font-name="Arial1" officeooo:rsid="00385109" officeooo:paragraph-rsid="00385109"/>
    </style:style>
    <style:style style:name="P35" style:family="paragraph" style:parent-style-name="Standard">
      <style:text-properties style:font-name="Arial1" officeooo:rsid="00379b81" officeooo:paragraph-rsid="001eea9e"/>
    </style:style>
    <style:style style:name="P36" style:family="paragraph" style:parent-style-name="Standard">
      <style:text-properties style:font-name="Arial1" officeooo:rsid="003a2d2c" officeooo:paragraph-rsid="003a2d2c"/>
    </style:style>
    <style:style style:name="P37" style:family="paragraph" style:parent-style-name="Standard">
      <style:text-properties style:font-name="Arial1" officeooo:rsid="003bbf28" officeooo:paragraph-rsid="003bbf28"/>
    </style:style>
    <style:style style:name="P38" style:family="paragraph" style:parent-style-name="Standard">
      <style:text-properties style:font-name="Arial1" officeooo:rsid="003d1cd3" officeooo:paragraph-rsid="003d1cd3"/>
    </style:style>
    <style:style style:name="P39" style:family="paragraph" style:parent-style-name="Standard">
      <style:text-properties style:font-name="Arial1" officeooo:rsid="003f669a" officeooo:paragraph-rsid="003f669a"/>
    </style:style>
    <style:style style:name="P40" style:family="paragraph" style:parent-style-name="Standard">
      <style:text-properties style:font-name="Arial1" officeooo:rsid="00410ab6" officeooo:paragraph-rsid="00410ab6"/>
    </style:style>
    <style:style style:name="P41" style:family="paragraph" style:parent-style-name="Standard">
      <style:text-properties style:font-name="Arial1" officeooo:rsid="0042ebd1" officeooo:paragraph-rsid="0042ebd1"/>
    </style:style>
    <style:style style:name="P42" style:family="paragraph" style:parent-style-name="Standard">
      <style:text-properties style:font-name="Arial1" officeooo:rsid="00440be8" officeooo:paragraph-rsid="00440be8"/>
    </style:style>
    <style:style style:name="P43" style:family="paragraph" style:parent-style-name="Standard">
      <style:text-properties style:font-name="Arial1" officeooo:rsid="00443852" officeooo:paragraph-rsid="00443852"/>
    </style:style>
    <style:style style:name="P44" style:family="paragraph" style:parent-style-name="Standard">
      <style:text-properties style:font-name="Arial1" officeooo:rsid="0044759a" officeooo:paragraph-rsid="0044759a"/>
    </style:style>
    <style:style style:name="P45" style:family="paragraph" style:parent-style-name="Standard">
      <style:text-properties style:font-name="Arial1" officeooo:rsid="0044759a" officeooo:paragraph-rsid="004521f9"/>
    </style:style>
    <style:style style:name="P46" style:family="paragraph" style:parent-style-name="Standard">
      <style:text-properties style:font-name="Arial1" officeooo:rsid="004521f9" officeooo:paragraph-rsid="004521f9"/>
    </style:style>
    <style:style style:name="P47" style:family="paragraph" style:parent-style-name="Standard">
      <style:text-properties style:font-name="Arial1" officeooo:rsid="002712fc" officeooo:paragraph-rsid="002712fc"/>
    </style:style>
    <style:style style:name="P48" style:family="paragraph" style:parent-style-name="Standard">
      <style:text-properties style:font-name="Arial1" officeooo:rsid="0046db00" officeooo:paragraph-rsid="0046db00"/>
    </style:style>
    <style:style style:name="P49" style:family="paragraph" style:parent-style-name="Standard">
      <style:text-properties style:font-name="Arial1" officeooo:rsid="0048bec6" officeooo:paragraph-rsid="0048bec6"/>
    </style:style>
    <style:style style:name="P50" style:family="paragraph" style:parent-style-name="Standard">
      <style:text-properties style:font-name="Arial1" officeooo:rsid="0048bec6" officeooo:paragraph-rsid="004bcd79"/>
    </style:style>
    <style:style style:name="P51" style:family="paragraph" style:parent-style-name="Standard">
      <style:text-properties style:font-name="Arial1" officeooo:rsid="0048e2cc" officeooo:paragraph-rsid="004bcd79"/>
    </style:style>
    <style:style style:name="P52" style:family="paragraph" style:parent-style-name="Standard">
      <style:text-properties style:font-name="Arial1" officeooo:rsid="00491571" officeooo:paragraph-rsid="00491571"/>
    </style:style>
    <style:style style:name="P53" style:family="paragraph" style:parent-style-name="Standard">
      <style:text-properties style:font-name="Arial1" officeooo:rsid="00491571" officeooo:paragraph-rsid="004bcd79"/>
    </style:style>
    <style:style style:name="P54" style:family="paragraph" style:parent-style-name="Standard">
      <style:text-properties style:font-name="Arial1" officeooo:rsid="00498d1c" officeooo:paragraph-rsid="00498d1c"/>
    </style:style>
    <style:style style:name="P55" style:family="paragraph" style:parent-style-name="Standard">
      <style:text-properties style:font-name="Arial1" officeooo:rsid="004b7385" officeooo:paragraph-rsid="004b7385"/>
    </style:style>
    <style:style style:name="P56" style:family="paragraph" style:parent-style-name="Standard">
      <style:text-properties style:font-name="Arial1" officeooo:rsid="004bcd79" officeooo:paragraph-rsid="004bcd79"/>
    </style:style>
    <style:style style:name="P57" style:family="paragraph" style:parent-style-name="Standard">
      <style:text-properties style:font-name="Arial1" officeooo:rsid="004dc0fa" officeooo:paragraph-rsid="004dc0fa"/>
    </style:style>
    <style:style style:name="P58" style:family="paragraph" style:parent-style-name="Standard">
      <style:text-properties style:font-name="Arial1" officeooo:rsid="0051e3e6" officeooo:paragraph-rsid="0051e3e6"/>
    </style:style>
    <style:style style:name="P59" style:family="paragraph" style:parent-style-name="Standard">
      <style:text-properties fo:color="#000000" fo:font-weight="bold" officeooo:paragraph-rsid="001ce302"/>
    </style:style>
    <style:style style:name="P60" style:family="paragraph" style:parent-style-name="Standard">
      <style:text-properties officeooo:paragraph-rsid="003a2d2c"/>
    </style:style>
    <style:style style:name="P61" style:family="paragraph" style:parent-style-name="Standard">
      <style:text-properties officeooo:paragraph-rsid="00443852"/>
    </style:style>
    <style:style style:name="P62" style:family="paragraph" style:parent-style-name="Standard">
      <style:text-properties style:font-name="Liberation Mono" fo:font-size="11pt" fo:font-weight="bold" officeooo:rsid="0051d307" officeooo:paragraph-rsid="0051d307" style:font-size-asian="11pt" style:font-weight-asian="bold" style:font-size-complex="11pt" style:font-weight-complex="bold"/>
    </style:style>
    <style:style style:name="P63" style:family="paragraph" style:parent-style-name="Standard">
      <style:text-properties style:font-name="Liberation Mono" fo:font-size="11pt" fo:font-weight="bold" officeooo:rsid="0051d307" officeooo:paragraph-rsid="0051e3e6" style:font-size-asian="11pt" style:font-weight-asian="bold" style:font-size-complex="11pt" style:font-weight-complex="bold"/>
    </style:style>
    <style:style style:name="P64" style:family="paragraph" style:parent-style-name="Standard">
      <style:paragraph-properties fo:break-before="page"/>
      <style:text-properties style:font-name="Arial1" officeooo:rsid="001ce302" officeooo:paragraph-rsid="001ce302"/>
    </style:style>
    <style:style style:name="P65" style:family="paragraph" style:parent-style-name="Standard">
      <style:paragraph-properties fo:break-before="page"/>
      <style:text-properties style:font-name="Arial1" officeooo:rsid="001cf099" officeooo:paragraph-rsid="001cf099"/>
    </style:style>
    <style:style style:name="P66" style:family="paragraph" style:parent-style-name="Standard">
      <style:paragraph-properties fo:break-before="page"/>
      <style:text-properties style:font-name="Arial1" officeooo:rsid="0028dfcd" officeooo:paragraph-rsid="0028dfcd"/>
    </style:style>
    <style:style style:name="P67" style:family="paragraph" style:parent-style-name="Standard">
      <style:paragraph-properties fo:break-before="page"/>
      <style:text-properties style:font-name="Arial1" fo:font-size="14pt" fo:font-weight="bold" officeooo:rsid="0028dfcd" officeooo:paragraph-rsid="0028dfcd" style:font-size-asian="14pt" style:font-weight-asian="bold" style:font-size-complex="14pt" style:font-weight-complex="bold"/>
    </style:style>
    <style:style style:name="P68" style:family="paragraph" style:parent-style-name="Standard">
      <style:paragraph-properties fo:break-before="page"/>
      <style:text-properties style:font-name="Arial1" officeooo:rsid="0024b3c0" officeooo:paragraph-rsid="0024b3c0"/>
    </style:style>
    <style:style style:name="P69" style:family="paragraph" style:parent-style-name="Standard">
      <style:paragraph-properties fo:break-before="page"/>
      <style:text-properties style:font-name="Arial1" officeooo:rsid="001eea9e" officeooo:paragraph-rsid="001eea9e"/>
    </style:style>
    <style:style style:name="P70" style:family="paragraph" style:parent-style-name="Standard">
      <style:paragraph-properties fo:break-before="page"/>
      <style:text-properties style:font-name="Arial1" officeooo:rsid="004bcd79" officeooo:paragraph-rsid="004bcd79"/>
    </style:style>
    <style:style style:name="P71" style:family="paragraph" style:parent-style-name="Standard">
      <style:paragraph-properties fo:break-before="page"/>
      <style:text-properties style:font-name="Arial1" officeooo:rsid="0051e3e6" officeooo:paragraph-rsid="0051e3e6"/>
    </style:style>
    <style:style style:name="P72" style:family="paragraph" style:parent-style-name="Standard">
      <style:paragraph-properties fo:break-before="page"/>
      <style:text-properties officeooo:paragraph-rsid="001ce302"/>
    </style:style>
    <style:style style:name="P73" style:family="paragraph" style:parent-style-name="Standard">
      <style:paragraph-properties fo:break-before="page"/>
      <style:text-properties officeooo:paragraph-rsid="00385109"/>
    </style:style>
    <style:style style:name="P74" style:family="paragraph" style:parent-style-name="Standard">
      <style:paragraph-properties fo:margin-left="3.505cm" fo:margin-right="0cm" fo:text-indent="-3.505cm" style:auto-text-indent="false">
        <style:tab-stops/>
      </style:paragraph-properties>
      <style:text-properties style:font-name="Arial" officeooo:rsid="00217ac3" officeooo:paragraph-rsid="00410ab6"/>
    </style:style>
    <style:style style:name="P75" style:family="paragraph" style:parent-style-name="Standard">
      <style:text-properties style:font-name="Arial1" officeooo:rsid="003f1044" officeooo:paragraph-rsid="003f1044"/>
    </style:style>
    <style:style style:name="P76" style:family="paragraph" style:parent-style-name="Standard">
      <style:text-properties style:font-name="Arial1" officeooo:rsid="0023a1f3" officeooo:paragraph-rsid="003f1044"/>
    </style:style>
    <style:style style:name="P77" style:family="paragraph" style:parent-style-name="Standard">
      <style:text-properties style:font-name="Arial1" officeooo:rsid="0023a1f3" officeooo:paragraph-rsid="0057db1c"/>
    </style:style>
    <style:style style:name="P78" style:family="paragraph" style:parent-style-name="Standard">
      <style:text-properties style:font-name="Arial1" officeooo:rsid="0023a1f3" officeooo:paragraph-rsid="0023a1f3"/>
    </style:style>
    <style:style style:name="P79" style:family="paragraph" style:parent-style-name="Standard">
      <style:text-properties style:font-name="Arial1" officeooo:rsid="00585989" officeooo:paragraph-rsid="00585989"/>
    </style:style>
    <style:style style:name="P80" style:family="paragraph" style:parent-style-name="Standard">
      <style:text-properties style:font-name="Arial1" officeooo:rsid="0058a291" officeooo:paragraph-rsid="0058a291"/>
    </style:style>
    <style:style style:name="P81" style:family="paragraph">
      <loext:graphic-properties draw:fill="solid" draw:fill-color="#ffffff" draw:opacity="0%"/>
    </style:style>
    <style:style style:name="T1" style:family="text">
      <style:text-properties officeooo:rsid="001a880f"/>
    </style:style>
    <style:style style:name="T2" style:family="text">
      <style:text-properties officeooo:rsid="00141d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d510" style:font-weight-asian="bold" style:font-weight-complex="bold"/>
    </style:style>
    <style:style style:name="T5" style:family="text">
      <style:text-properties fo:font-weight="bold" officeooo:rsid="00354658" style:font-weight-asian="bold" style:font-weight-complex="bold"/>
    </style:style>
    <style:style style:name="T6" style:family="text">
      <style:text-properties fo:font-weight="bold" officeooo:rsid="00420085" style:font-weight-asian="bold" style:font-weight-complex="bold"/>
    </style:style>
    <style:style style:name="T7" style:family="text">
      <style:text-properties officeooo:rsid="001ad242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5pt" fo:font-weight="bold" style:font-size-asian="15pt" style:font-weight-asian="bold" style:font-size-complex="15pt" style:font-weight-complex="bold"/>
    </style:style>
    <style:style style:name="T10" style:family="text">
      <style:text-properties style:text-position="super 58%" officeooo:rsid="004521f9"/>
    </style:style>
    <style:style style:name="T11" style:family="text">
      <style:text-properties officeooo:rsid="001cf099"/>
    </style:style>
    <style:style style:name="T12" style:family="text">
      <style:text-properties officeooo:rsid="0024b3c0"/>
    </style:style>
    <style:style style:name="T13" style:family="text">
      <style:text-properties officeooo:rsid="0028d510"/>
    </style:style>
    <style:style style:name="T14" style:family="text">
      <style:text-properties officeooo:rsid="0028dfcd"/>
    </style:style>
    <style:style style:name="T15" style:family="text">
      <style:text-properties officeooo:rsid="0029766d"/>
    </style:style>
    <style:style style:name="T16" style:family="text">
      <style:text-properties style:font-name="Arial1" officeooo:rsid="0028dfcd"/>
    </style:style>
    <style:style style:name="T17" style:family="text">
      <style:text-properties style:font-name="Arial1" officeooo:rsid="001ce302"/>
    </style:style>
    <style:style style:name="T18" style:family="text">
      <style:text-properties style:font-name="Arial1" officeooo:rsid="0029ac11"/>
    </style:style>
    <style:style style:name="T19" style:family="text">
      <style:text-properties style:font-name="Arial1" officeooo:rsid="0036cbca"/>
    </style:style>
    <style:style style:name="T20" style:family="text">
      <style:text-properties style:font-name="Arial1" officeooo:rsid="00208e91"/>
    </style:style>
    <style:style style:name="T21" style:family="text">
      <style:text-properties style:font-name="Arial1" officeooo:rsid="00385109"/>
    </style:style>
    <style:style style:name="T22" style:family="text">
      <style:text-properties style:font-name="Arial1" officeooo:rsid="003a2d2c"/>
    </style:style>
    <style:style style:name="T23" style:family="text">
      <style:text-properties style:font-name="Arial1" officeooo:rsid="003d1cd3"/>
    </style:style>
    <style:style style:name="T24" style:family="text">
      <style:text-properties style:font-name="Arial1" officeooo:rsid="00443852"/>
    </style:style>
    <style:style style:name="T25" style:family="text">
      <style:text-properties style:font-name="Arial1" fo:font-size="15pt" fo:font-weight="bold" officeooo:rsid="00443852" style:font-size-asian="15pt" style:font-weight-asian="bold" style:font-size-complex="15pt" style:font-weight-complex="bold"/>
    </style:style>
    <style:style style:name="T26" style:family="text">
      <style:text-properties style:font-name="Arial1" fo:font-size="15pt" fo:font-weight="bold" officeooo:rsid="0044759a" style:font-size-asian="15pt" style:font-weight-asian="bold" style:font-size-complex="15pt" style:font-weight-complex="bold"/>
    </style:style>
    <style:style style:name="T27" style:family="text">
      <style:text-properties style:font-name="Arial1" officeooo:rsid="00534a81"/>
    </style:style>
    <style:style style:name="T28" style:family="text">
      <style:text-properties officeooo:rsid="002d85b5"/>
    </style:style>
    <style:style style:name="T29" style:family="text">
      <style:text-properties officeooo:rsid="00354658"/>
    </style:style>
    <style:style style:name="T30" style:family="text">
      <style:text-properties officeooo:rsid="00371cb8"/>
    </style:style>
    <style:style style:name="T31" style:family="text">
      <style:text-properties officeooo:rsid="00379b81"/>
    </style:style>
    <style:style style:name="T32" style:family="text">
      <style:text-properties officeooo:rsid="003835e6"/>
    </style:style>
    <style:style style:name="T33" style:family="text">
      <style:text-properties officeooo:rsid="00385109"/>
    </style:style>
    <style:style style:name="T34" style:family="text">
      <style:text-properties officeooo:rsid="003bbf28"/>
    </style:style>
    <style:style style:name="T35" style:family="text">
      <style:text-properties officeooo:rsid="003c4889"/>
    </style:style>
    <style:style style:name="T36" style:family="text">
      <style:text-properties officeooo:rsid="003f1044"/>
    </style:style>
    <style:style style:name="T37" style:family="text">
      <style:text-properties officeooo:rsid="003f669a"/>
    </style:style>
    <style:style style:name="T38" style:family="text">
      <style:text-properties style:font-name="Arial"/>
    </style:style>
    <style:style style:name="T39" style:family="text">
      <style:text-properties style:font-name="Arial" officeooo:rsid="00200bda"/>
    </style:style>
    <style:style style:name="T40" style:family="text">
      <style:text-properties style:font-name="Arial" officeooo:rsid="004542aa"/>
    </style:style>
    <style:style style:name="T41" style:family="text">
      <style:text-properties style:font-name="Arial" officeooo:rsid="00217ac3"/>
    </style:style>
    <style:style style:name="T42" style:family="text">
      <style:text-properties officeooo:rsid="00420085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15pt" fo:font-weight="bold" officeooo:rsid="004521f9" style:font-size-asian="15pt" style:font-weight-asian="bold" style:font-size-complex="15pt" style:font-weight-complex="bold"/>
    </style:style>
    <style:style style:name="T45" style:family="text">
      <style:text-properties officeooo:rsid="0044759a"/>
    </style:style>
    <style:style style:name="T46" style:family="text">
      <style:text-properties officeooo:rsid="004521f9"/>
    </style:style>
    <style:style style:name="T47" style:family="text">
      <style:text-properties fo:font-size="12pt" fo:font-weight="normal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4521f9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5053db" style:font-size-asian="10.5pt" style:font-weight-asian="normal" style:font-size-complex="12pt" style:font-weight-complex="normal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T51" style:family="text">
      <style:text-properties officeooo:rsid="0048e2cc"/>
    </style:style>
    <style:style style:name="T52" style:family="text">
      <style:text-properties officeooo:rsid="00491571"/>
    </style:style>
    <style:style style:name="T53" style:family="text">
      <style:text-properties officeooo:rsid="00498d1c"/>
    </style:style>
    <style:style style:name="T54" style:family="text">
      <style:text-properties officeooo:rsid="004bcd79"/>
    </style:style>
    <style:style style:name="T55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56" style:family="text">
      <style:text-properties style:text-position="0% 100%" fo:font-size="12pt" fo:font-weight="normal" officeooo:rsid="004d3f3d" style:font-size-asian="10.5pt" style:font-weight-asian="normal" style:font-size-complex="12pt" style:font-weight-complex="normal"/>
    </style:style>
    <style:style style:name="T57" style:family="text">
      <style:text-properties officeooo:rsid="004d8f30"/>
    </style:style>
    <style:style style:name="T58" style:family="text">
      <style:text-properties officeooo:rsid="004ec3e9"/>
    </style:style>
    <style:style style:name="T59" style:family="text">
      <style:text-properties officeooo:rsid="005053db"/>
    </style:style>
    <style:style style:name="T60" style:family="text">
      <style:text-properties officeooo:rsid="0051e3e6"/>
    </style:style>
    <style:style style:name="T61" style:family="text">
      <style:text-properties officeooo:rsid="00534a81"/>
    </style:style>
    <style:style style:name="T62" style:family="text">
      <style:text-properties officeooo:rsid="00551f82"/>
    </style:style>
    <style:style style:name="T63" style:family="text">
      <style:text-properties officeooo:rsid="0056503f"/>
    </style:style>
    <style:style style:name="T64" style:family="text">
      <style:text-properties officeooo:rsid="00585989"/>
    </style:style>
    <style:style style:name="T65" style:family="text">
      <style:text-properties officeooo:rsid="0058a29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0.748cm" fo:min-width="2.159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1.834cm" fo:min-width="3.034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0 Spring CPSC 240 Final Test <text:span text:style-name="T1">Written Answers</text:span></text:p>
      <text:p text:style-name="P25"><text:span text:style-name="T1">2020-</text:span>May <text:span text:style-name="T29">7</text:span> <text:span text:style-name="T1">from 12:00m to 2:00m.</text:span></text:p>
      <text:p text:style-name="P26">This document <text:span text:style-name="T28">was</text:span> posted at <text:span text:style-name="T42">11</text:span>:<text:span text:style-name="T42">45</text:span></text:p>
      <text:p text:style-name="P1"/>
      <text:p text:style-name="P1"/>
      <text:p text:style-name="P2">Pause 20 seconds to know the rules.</text:p>
      <text:p text:style-name="P1"/>
      <text:p text:style-name="P2">This is an open test: <text:s/>all physical material may be used during the test <text:span text:style-name="T7">including scratch paper</text:span>. <text:s/>You may perform web searches for answers.</text:p>
      <text:p text:style-name="P2"/>
      <text:p text:style-name="P2">The test cannot be written at another time.</text:p>
      <text:p text:style-name="P2"/>
      <text:p text:style-name="P2">Writing the work “blank” in any question will earn 20% credit for that question.</text:p>
      <text:p text:style-name="P2"/>
      <text:p text:style-name="P2">The answers and intermediate <text:span text:style-name="T7">steps (if any)</text:span> must be written into this document.</text:p>
      <text:p text:style-name="P2"/>
      <text:p text:style-name="P2">You must return the document in the same format that you received. <text:s/>In this case you received an ODT document and therefore you must return an ODT document.</text:p>
      <text:p text:style-name="P1"/>
      <text:p text:style-name="P3"><text:span text:style-name="T2">E</text:span>mail the entire document <text:span text:style-name="T1">as attachment</text:span> to <text:span text:style-name="T3">holliday@fullerton.edu</text:span></text:p>
      <text:p text:style-name="P1"/>
      <text:p text:style-name="P2">Do not send links to cloud stora<text:span text:style-name="T7">ge.</text:span></text:p>
      <text:p text:style-name="P2"/>
      <text:p text:style-name="P6">If a question is answered by simply pressing keys on a calculator then show some intermediate steps: <text:s/>convince me you really know what you’re doing.</text:p>
      <text:p text:style-name="P6"/>
      <text:p text:style-name="P7">The end time really is <text:span text:style-name="T6">2</text:span><text:span text:style-name="T5">:</text:span><text:span text:style-name="T6">0</text:span><text:span text:style-name="T5">0am</text:span><text:span text:style-name="T3"> </text:span><text:span text:style-name="T4">+ 3 minutes</text:span>. <text:s/><text:span text:style-name="T13">The 3 minutes is a grace period for you to up load the one test file with answers. <text:s/>Strong advice: don’t continue making answers after 2:00 – you don’t want to take the risk of an equipment malfunction.</text:span></text:p>
      <text:p text:style-name="P7"/>
      <text:p text:style-name="P7">A recommendation is send me a copy of your written test early such as <text:span text:style-name="T42">1</text:span>:<text:span text:style-name="T42">15</text:span> or <text:span text:style-name="T42">1</text:span>:<text:span text:style-name="T42">30pm</text:span>. <text:s text:c="2"/>Then keep on working until <text:span text:style-name="T42">2</text:span>:<text:span text:style-name="T42">00</text:span>am and send me an improved test copy. <text:s text:c="2"/>If anyone sends me more than one copy of a test automatically I grade only the newest (latest) one.</text:p>
      <text:p text:style-name="P6"/>
      <text:p text:style-name="P6"/>
      <text:p text:style-name="P9"><text:span text:style-name="T13">Base 10</text:span> answers can be expressed in standard format (3.86) or scientific format (3.5 x 4<text:span text:style-name="T8">9</text:span>) <text:span text:style-name="T13">or fractional format </text:span><draw:frame draw:style-name="fr1" draw:name="Object1" text:anchor-type="as-char" svg:y="-0.619cm" svg:width="0.707cm" svg:height="0.99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9"/>
      <text:p text:style-name="P9"/>
      <text:p text:style-name="P9"/>
      <text:p text:style-name="P9"/>
      <text:p text:style-name="P9"/>
      <text:p text:style-name="P55">Points: <text:s/>All questions are 5 points each except #6, 7 &amp; 8 are 7 points each</text:p>
      <text:p text:style-name="P9"/>
      <text:p text:style-name="P28">Sign digitally on the last page.</text:p>
      <text:p text:style-name="P72"><text:span text:style-name="T16">1</text:span><text:span text:style-name="T17">. <text:s/>What is </text:span><text:span text:style-name="T19">the </text:span><text:span text:style-name="T17">smallest </text:span><text:span text:style-name="T19">two’s-complement 32-bit </text:span><text:span text:style-name="T17">signed integer (negative)? <text:s/>G</text:span><text:span text:style-name="T18">ive the answer using </text:span><text:span text:style-name="T19">decimal digits.</text:span></text:p>
      <text:p text:style-name="P9"/>
      <text:p text:style-name="P41">Answer:<text:tab/><text:span text:style-name="T43">-2</text:span><text:span text:style-name="T9">31</text:span><text:span text:style-name="T55"><text:tab/><text:tab/>//</text:span><text:span text:style-name="T56">Those are decimal digit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4">2</text:span>. <text:s/>What is the rule that determines if a written number or a stored number is in Little Endian format?</text:p>
      <text:p text:style-name="P9"/>
      <text:p text:style-name="P9"/>
      <text:p text:style-name="P41">Answer: <text:s/><text:span text:style-name="T3">A number is in Little Endian iff the LSB comes first according to the cultural customs of the local environment.</text:span></text:p>
      <text:p text:style-name="P9"/>
      <text:p text:style-name="P9"/>
      <text:p text:style-name="P41"/>
      <text:p text:style-name="P41"/>
      <text:p text:style-name="P41"/>
      <text:p text:style-name="P41"/>
      <text:p text:style-name="P41"/>
      <text:p text:style-name="P41">Extra: <text:s/>In a computer the cultural custom is that data including numbers are read from low numbered addresses toward high numbered addresses.</text:p>
      <text:p text:style-name="P41"/>
      <text:p text:style-name="P42">In a newspaper published in “western countries” the cultural custom is to read from left to right. <text:s text:c="2"/>In some middle west or middle east countries the cultural custom is to read from right to left. </text:p>
      <text:p text:style-name="P59"/>
      <text:p text:style-name="P42">Next year is 2021 in <text:span text:style-name="T59">the </text:span>Gregorian calendar. <text:s/>In western countries 2021 is written in big endian. <text:s text:c="2"/>In (some) eastern countries the same string of digits, 2021, is in little endian.</text:p>
      <text:p text:style-name="P64"><text:span text:style-name="T14">3</text:span>. <text:s/>Convert <text:s/><text:span text:style-name="T11">0.65 to IEEE754 64-bit hex.</text:span></text:p>
      <text:p text:style-name="P9"/>
      <text:p text:style-name="P12">[I know that there are online websites that will do this conversion for you in a millisecond. <text:s/>Showing a single answer from the web will gain you zero points. <text:s text:c="2"/>You show me sufficient intermediate steps to convince me you know what you are doing.]</text:p>
      <text:p text:style-name="P12"/>
      <text:p text:style-name="P42">Answer:</text:p>
      <text:p text:style-name="P42"/>
      <text:p text:style-name="P42">0.65 x 2 = 1.30</text:p>
      <text:p text:style-name="P42">0.3 x <text:s/>2 = <text:s/>0.6</text:p>
      <text:p text:style-name="P42"><draw:custom-shape text:anchor-type="paragraph" draw:z-index="1" draw:name="Shape1" draw:style-name="gr2" draw:text-style-name="P81" svg:width="3.035cm" svg:height="1.835cm" svg:x="-0.032cm" svg:y="0.095cm"><text:p/><draw:enhanced-geometry svg:viewBox="0 0 21600 21600" draw:type="rectangle" draw:enhanced-path="M 0 0 L 21600 0 21600 21600 0 21600 0 0 Z N"/></draw:custom-shape>0.6 x <text:s/>2 = <text:s/>1.2</text:p>
      <text:p text:style-name="P42">0.2 x <text:s/>2 = <text:s/>0.4</text:p>
      <text:p text:style-name="P42">0.4 x <text:s/>2 = <text:s/>0.8</text:p>
      <text:p text:style-name="P42">0.8 x 2 = <text:s/>1.6</text:p>
      <text:p text:style-name="P42">0.6 x 2 = <text:s/>1.2</text:p>
      <text:p text:style-name="P42">Repeats</text:p>
      <text:p text:style-name="P12"/>
      <text:p text:style-name="P43">0.65 <text:s/>= <text:s/>0.10 1001 1001 1001 1001 <text:s/>etc <text:s/>x 2<text:span text:style-name="T8">0</text:span></text:p>
      <text:p text:style-name="P43">Shift the dot one digit to the right.</text:p>
      <text:p text:style-name="P43">0.65 = 1.0 1001 1001 1001 1001 <text:s/>etc <text:s/>x <text:s text:c="2"/>2<text:span text:style-name="T8">-1</text:span></text:p>
      <text:p text:style-name="P43">True exponent = -1, therefore, subtract 1 from bias number 0x3FF to get 0x3FE</text:p>
      <text:p text:style-name="P43">Stored exponent = 0x3FE</text:p>
      <text:p text:style-name="P43">Significand = 0100 <text:s/>1100 <text:s/>1100 <text:s/>1100 <text:s/>1100 <text:s/>1100 <text:s/>1100 1 repeating </text:p>
      <text:p text:style-name="P43">In hex the significand is <text:s/>4<text:span text:style-name="T45">CCCCCCCCCCCC</text:span> repeating</text:p>
      <text:p text:style-name="P43"/>
      <text:p text:style-name="P43"/>
      <text:p text:style-name="P43">Let’s write the final answer:</text:p>
      <text:p text:style-name="P43"/>
      <text:p text:style-name="P61"><text:span text:style-name="T24">Our number = <text:s/></text:span><text:span text:style-name="T25">0x3FE4 <text:s/>C</text:span><text:span text:style-name="T26">CCC</text:span><text:span text:style-name="T25"> <text:s/>C</text:span><text:span text:style-name="T26">CCC</text:span><text:span text:style-name="T25"> C</text:span><text:span text:style-name="T26">CCD</text:span></text:p>
      <text:p text:style-name="P66">4. <text:s text:c="2"/>Convert <text:span text:style-name="T30">0</text:span>x3FCC 8000 to a float number <text:span text:style-name="T30">expressed with decimal digits</text:span>.</text:p>
      <text:p text:style-name="P27"/>
      <text:p text:style-name="P27">Show sufficient intermediate step<text:span text:style-name="T30">s</text:span> to convince me you did more than use a calculator.</text:p>
      <text:p text:style-name="P9"/>
      <text:p text:style-name="P43">Answer: <text:s/>Clearly this must be a 32-bit float because there are not enough digits to be a 64 bit float.</text:p>
      <text:p text:style-name="P43"/>
      <text:p text:style-name="P43">We have to be careful when extracting the 8-bit stored exponent.</text:p>
      <text:p text:style-name="P43">First write the whole thing in binary:</text:p>
      <text:p text:style-name="P43"><draw:custom-shape text:anchor-type="paragraph" draw:z-index="2" draw:name="Shape2" draw:style-name="gr1" draw:text-style-name="P81" svg:width="2.188cm" svg:height="0.777cm" svg:x="2.261cm" svg:y="0.328cm"><text:p/><draw:enhanced-geometry svg:viewBox="0 0 21600 21600" draw:type="rectangle" draw:enhanced-path="M 0 0 L 21600 0 21600 21600 0 21600 0 0 Z N"/></draw:custom-shape></text:p>
      <text:p text:style-name="P43">Number = 0011 <text:s/>1111 <text:s/><text:span text:style-name="T45">1100 <text:s/>1100 <text:s/>1000 <text:s/>0000 <text:s/>0000 <text:s/>0000</text:span></text:p>
      <text:p text:style-name="P43"/>
      <text:p text:style-name="P44">The stored exponent i<text:span text:style-name="T59">s</text:span> in the rectangle. <text:s/>It is 01111111. <text:s text:c="2"/>Look closely, the stored exponent is seven ones. <text:s/>The bias number for 32-bit floats is exactly the same.</text:p>
      <text:p text:style-name="P44"/>
      <text:p text:style-name="P44">We have to subtract stored exponent minus bias number to get true exponent.</text:p>
      <text:p text:style-name="P44">But since stored exponent equals bias number the subtraction results in 0.</text:p>
      <text:p text:style-name="P44">Ou<text:span text:style-name="T59">r</text:span> true exponent is 0.</text:p>
      <text:p text:style-name="P44"/>
      <text:p text:style-name="P44">Finally, the number is 1.100 1100 1000 0...0 <text:s/>x 2<text:span text:style-name="T8">0</text:span></text:p>
      <text:p text:style-name="P44"/>
      <text:p text:style-name="P44">Next move the point <text:s/><text:span text:style-name="T46">8 digits </text:span>to the right to get <text:s/></text:p>
      <text:p text:style-name="P44"/>
      <text:p text:style-name="P45">1.100 1100 1 <text:s/><text:span text:style-name="T46">x 2</text:span><text:span text:style-name="T10">-8 </text:span><text:span text:style-name="T46"><text:s/>= <text:s/>110011001 x 2</text:span><text:span text:style-name="T10">-8</text:span><text:span text:style-name="T46"> <text:s/>= <text:s text:c="2"/></text:span><text:span text:style-name="T44">409/256</text:span><text:span text:style-name="T48"> . </text:span><text:span text:style-name="T49">This fraction will get</text:span><text:span text:style-name="T48"> full credit for this <text:s/></text:span><text:span text:style-name="T49">question.</text:span></text:p>
      <text:p text:style-name="P5"/>
      <text:p text:style-name="P46"><text:span text:style-name="T49">You may use a calculator to take it one step further. <text:s/>Then the answer is </text:span><text:span text:style-name="T47"><text:s text:c="2"/></text:span><text:span text:style-name="T43">1.59765625</text:span></text:p>
      <text:p text:style-name="P4"/>
      <text:p text:style-name="P65"><text:span text:style-name="T14">5</text:span>. <text:s/>There are 2 processors with very similar properties: same number of cores, same size cache, same components, etc. <text:s/>However, they appear to be different in frequency (clock speed).</text:p>
      <text:p text:style-name="P12"><text:tab/>Processor #1 frequency = <text:span text:style-name="T31">1.86</text:span> GHz (binary)</text:p>
      <text:p text:style-name="P12"><text:tab/>Processor #2 frequency = <text:span text:style-name="T31">2.0</text:span>0 GHz (metric)</text:p>
      <text:p text:style-name="P12"/>
      <text:p text:style-name="P12">Reduce these two numbers to Her<text:span text:style-name="T31">t</text:span>z so we can easily determine which processor is faster.</text:p>
      <text:p text:style-name="P12">[Use a calculator if necessary.] <text:s/>What is the difference in frequency between the two processors?</text:p>
      <text:p text:style-name="P12"/>
      <text:p text:style-name="P47">Show me a few intermediate values so that I know that you know what you’re doing.</text:p>
      <text:p text:style-name="P47"/>
      <text:p text:style-name="P47"/>
      <text:p text:style-name="P48">1.86 GHZ (binary) <text:s/>= <text:s/>1.86 x (1024)<text:span text:style-name="T8">3</text:span> Hz <text:s/>= <text:s/><text:span text:style-name="T50">1 997 159 793 Hz</text:span></text:p>
      <text:p text:style-name="P48"/>
      <text:p text:style-name="P48">2.00 GHZ (metric) <text:s/>= <text:s/>2.00 x ((10)<text:span text:style-name="T8">9</text:span> Hz <text:s text:c="3"/>= <text:s text:c="2"/><text:span text:style-name="T50">2 000 000 000 Hz</text:span></text:p>
      <text:p text:style-name="P48"/>
      <text:p text:style-name="P48">Clearly, the second value is larger, and the difference , 2840207, is rather small compared to the starting two numbers.</text:p>
      <text:p text:style-name="P48"/>
      <text:p text:style-name="P48"/>
      <text:p text:style-name="P48">Obviously a calculator was used to obtain these results.</text:p>
      <text:p text:style-name="P69"><text:span text:style-name="T14">6</text:span>. <text:s/>Make a function in C or C++ <text:span text:style-name="T31">that does the following:</text:span></text:p>
      <text:p text:style-name="P35">a. <text:s/>Invite the user to input an unsigned long integer.</text:p>
      <text:p text:style-name="P30">b. <text:s/>If the user inputs a valid unsigned long then that same value is returned to the caller.</text:p>
      <text:p text:style-name="P30">c. <text:s/>It the user inputs a control+d then the function returns 8 billion.</text:p>
      <text:p text:style-name="P13"/>
      <text:p text:style-name="P30">[We assume the user does not input exceptional data such strings or booleans.]</text:p>
      <text:p text:style-name="P13"/>
      <text:p text:style-name="P29">Make it a complete function.</text:p>
      <text:p text:style-name="P13"/>
      <text:p text:style-name="P49"/>
      <text:p text:style-name="P49"/>
      <text:p text:style-name="P49">Answer <text:span text:style-name="T54">in C++ using scanf</text:span></text:p>
      <text:p text:style-name="P49"/>
      <text:p text:style-name="P62">#include &lt;iostream&gt;</text:p>
      <text:p text:style-name="P62">using namespace std;</text:p>
      <text:p text:style-name="P62"/>
      <text:p text:style-name="P62">unsigned long get_user_input( );<text:tab/><text:tab/>//Prototype of the function</text:p>
      <text:p text:style-name="P62"/>
      <text:p text:style-name="P62">unsigned long get_user_input( )</text:p>
      <text:p text:style-name="P62">{ const unsigned long eight_billion = 800000000;</text:p>
      <text:p text:style-name="P62"><text:s text:c="2"/>unsigned long input_value;</text:p>
      <text:p text:style-name="P62"><text:s text:c="2"/>int signal;</text:p>
      <text:p text:style-name="P62"><text:s text:c="3"/>unsigned long return_value;</text:p>
      <text:p text:style-name="P62"/>
      <text:p text:style-name="P62"><text:s text:c="3"/>cout &lt;&lt; “Please enter an integer and press enter: “;</text:p>
      <text:p text:style-name="P62"><text:s text:c="3"/>signal = scanf(“%ld”,&amp;input_value);</text:p>
      <text:p text:style-name="P62"><text:s text:c="3"/>if (signal == EOF)</text:p>
      <text:p text:style-name="P62"><text:s text:c="11"/>return_value = eight_billion;</text:p>
      <text:p text:style-name="P62"><text:s text:c="3"/>else</text:p>
      <text:p text:style-name="P62"><text:s text:c="11"/>return_value = input_value;</text:p>
      <text:p text:style-name="P62"><text:s text:c="3"/>return return_value;</text:p>
      <text:p text:style-name="P62">}//End of function</text:p>
      <text:p text:style-name="P49"/>
      <text:p text:style-name="P49"/>
      <text:p text:style-name="P58"/>
      <text:p text:style-name="P58"/>
      <text:p text:style-name="P58">Answer in C++ using insertion operator &gt;&gt; <text:s text:c="2"/>===&gt; Next page</text:p>
      <text:p text:style-name="P58"/>
      <text:p text:style-name="P71">Answer in C++ using insertion operator &gt;&gt;</text:p>
      <text:p text:style-name="P58"/>
      <text:p text:style-name="P58"/>
      <text:p text:style-name="P63">#include &lt;iostream&gt;</text:p>
      <text:p text:style-name="P63">using namespace std;</text:p>
      <text:p text:style-name="P63"/>
      <text:p text:style-name="P63">unsigned long get_user_input( );<text:tab/><text:tab/>//Prototype of the function</text:p>
      <text:p text:style-name="P63"/>
      <text:p text:style-name="P63">unsigned long get_user_input( )</text:p>
      <text:p text:style-name="P63">{ const unsigned long eight_billion = 800000000;</text:p>
      <text:p text:style-name="P63"><text:s text:c="2"/>unsigned long input_value;</text:p>
      <text:p text:style-name="P63"><text:s text:c="2"/>int signal;</text:p>
      <text:p text:style-name="P63"><text:s text:c="3"/>unsigned long return_value;</text:p>
      <text:p text:style-name="P63"/>
      <text:p text:style-name="P63"><text:s text:c="3"/>cout &lt;&lt; “Please enter an integer and press enter: “;</text:p>
      <text:p text:style-name="P63"><text:s text:c="3"/><text:span text:style-name="T60">cin <text:s/>&gt;&gt; <text:s/>input_value;</text:span></text:p>
      <text:p text:style-name="P63"><text:s text:c="3"/><text:span text:style-name="T60">if (cin.eof())</text:span></text:p>
      <text:p text:style-name="P63"><text:s text:c="8"/><text:span text:style-name="T60">return_value = eight_billion;</text:span></text:p>
      <text:p text:style-name="P63"><text:s text:c="3"/><text:span text:style-name="T60">else</text:span></text:p>
      <text:p text:style-name="P63"><text:s text:c="8"/><text:span text:style-name="T60">return value = input_value;</text:span></text:p>
      <text:p text:style-name="P63"><text:s text:c="3"/>return return_value;</text:p>
      <text:p text:style-name="P63">}//End of function</text:p>
      <text:p text:style-name="P69"><text:span text:style-name="T14">7</text:span>. <text:s/><text:span text:style-name="T32">The volume of a pyramid (with a rectangle base) is given by the following C++ function.</text:span></text:p>
      <text:p text:style-name="P13"/>
      <text:p text:style-name="P31">double <text:s/>vol(double, double, double); </text:p>
      <text:p text:style-name="P13"/>
      <text:p text:style-name="P31">double <text:s/>vol(double basewidth, double baselength, double height)</text:p>
      <text:p text:style-name="P31">{ double volume;</text:p>
      <text:p text:style-name="P31"><text:s text:c="2"/>volume = basewidth * baselength * height / 3.0;</text:p>
      <text:p text:style-name="P31"><text:s text:c="2"/>return volume;</text:p>
      <text:p text:style-name="P31">}</text:p>
      <text:p text:style-name="P11"/>
      <text:p text:style-name="P14">Make an <text:span text:style-name="T32">equivalent </text:span>asm function.</text:p>
      <text:p text:style-name="P14"/>
      <text:p text:style-name="P34">[To save time you may omit the initial pushes and the final pops]</text:p>
      <text:p text:style-name="P14"/>
      <text:p text:style-name="P52">Answer begin here.</text:p>
      <text:p text:style-name="P52"/>
      <text:p text:style-name="P52">global <text:s/>vol</text:p>
      <text:p text:style-name="P52"/>
      <text:p text:style-name="P52">segment .data <text:s text:c="2"/>;empty</text:p>
      <text:p text:style-name="P52">segment <text:s text:c="2"/>.bss <text:s text:c="2"/>;empty</text:p>
      <text:p text:style-name="P52">segment <text:s text:c="2"/>.text</text:p>
      <text:p text:style-name="P52">vol:</text:p>
      <text:p text:style-name="P52">;Omit pushes</text:p>
      <text:p text:style-name="P52"/>
      <text:p text:style-name="P52">;Save incoming data</text:p>
      <text:p text:style-name="P52">movsd <text:s/>xmm13, <text:s/>xmm0<text:tab/>;xmm13 = basewidth</text:p>
      <text:p text:style-name="P52">movsd <text:s/>xmm14, <text:s/>xmm1<text:tab/>;xmm14 = baselenght</text:p>
      <text:p text:style-name="P52">movsd <text:s/>smm15, <text:s/>xmm2<text:tab/>;xmm15 = height</text:p>
      <text:p text:style-name="P14"/>
      <text:p text:style-name="P14">;<text:span text:style-name="T52">Get a 3.0 number</text:span></text:p>
      <text:p text:style-name="P52">cvtsi2sd <text:s/>xmm12, <text:s/>3<text:tab/><text:tab/>;xmm12 = 3.0</text:p>
      <text:p text:style-name="P52"/>
      <text:p text:style-name="P52">;Multiply 3 number and divide by the fourth one</text:p>
      <text:p text:style-name="P52">mulsd xmm13 <text:s/>xmm14</text:p>
      <text:p text:style-name="P52">mulsd xmm13, xmm15</text:p>
      <text:p text:style-name="P52">divsd xmm13, <text:s/>xmm12</text:p>
      <text:p text:style-name="P52"/>
      <text:p text:style-name="P52">;it is time to send back the computed value</text:p>
      <text:p text:style-name="P52">movsd xmm0, xmm13</text:p>
      <text:p text:style-name="P52"/>
      <text:p text:style-name="P52">;Omit all the pops</text:p>
      <text:p text:style-name="P52">ret</text:p>
      <text:p text:style-name="P14"/>
      <text:p text:style-name="P73"><text:span text:style-name="T20">8. <text:s/></text:span><text:span text:style-name="T21">In math there is the concept of dot product of two vectors both having the same length. <text:s/>Directly below is the C++ version of computing the dot product.</text:span></text:p>
      <text:p text:style-name="P33"/>
      <text:p text:style-name="P33">double <text:span text:style-name="T33">dot</text:span>(double a[ ], <text:span text:style-name="T33">double b[ ], l</text:span>ong size)</text:p>
      <text:p text:style-name="P33">{double sum = 0.0;</text:p>
      <text:p text:style-name="P33"><text:s/>double <text:span text:style-name="T33">product</text:span>;</text:p>
      <text:p text:style-name="P33"><text:s text:c="2"/>for (long k = 0; k&lt;size; k++)</text:p>
      <text:p text:style-name="P33"><text:s text:c="7"/>{sum += a[k] * <text:span text:style-name="T33">b</text:span>[k];</text:p>
      <text:p text:style-name="P33"><text:s text:c="2"/><text:span text:style-name="T33">product</text:span> = sqrt(sum);</text:p>
      <text:p text:style-name="P33"><text:s text:c="2"/>return <text:span text:style-name="T33">product</text:span>;</text:p>
      <text:p text:style-name="P33">}</text:p>
      <text:p text:style-name="P33"/>
      <text:p text:style-name="P32">Translate <text:s/><text:span text:style-name="T33">this C++ function to an equivalent function in assembly.</text:span></text:p>
      <text:p text:style-name="P34"/>
      <text:p text:style-name="P54">Answer begins here:</text:p>
      <text:p text:style-name="P52">global <text:s/>dot</text:p>
      <text:p text:style-name="P52"/>
      <text:p text:style-name="P52">segment. <text:s/>.data <text:s text:c="3"/>;Empy</text:p>
      <text:p text:style-name="P52">segment <text:s text:c="2"/>.bss <text:s text:c="4"/>;Empty</text:p>
      <text:p text:style-name="P52">segment <text:s text:c="2"/>.text</text:p>
      <text:p text:style-name="P52">dot:</text:p>
      <text:p text:style-name="P52"/>
      <text:p text:style-name="P52">;Save the incoming parameters</text:p>
      <text:p text:style-name="P52">mov <text:s/>r13, rdi<text:tab/><text:tab/>r13 = array a</text:p>
      <text:p text:style-name="P52">mov <text:s/>r14, rsi<text:tab/><text:tab/>r14 = array b</text:p>
      <text:p text:style-name="P52">mov <text:s/>r15, rcx<text:tab/><text:tab/>r15 = size</text:p>
      <text:p text:style-name="P52"/>
      <text:p text:style-name="P52">;Set up the loop</text:p>
      <text:p text:style-name="P52">mov r12, 0<text:tab/><text:tab/>r12 = loop counter, also called index of the two arrays</text:p>
      <text:p text:style-name="P52">;<text:span text:style-name="T53">Set up an accumulator: namely xmm15</text:span></text:p>
      <text:p text:style-name="P54">push qword 0</text:p>
      <text:p text:style-name="P54">movsd <text:s/>xmm15, [rsp]</text:p>
      <text:p text:style-name="P52"/>
      <text:p text:style-name="P52">beginloop:</text:p>
      <text:p text:style-name="P52">cmp r12,r15</text:p>
      <text:p text:style-name="P54">jge <text:s/>finishedloop</text:p>
      <text:p text:style-name="P54">movsd xmm10, [r13+8*r12]</text:p>
      <text:p text:style-name="P54">movsd xmm13, [r14+8*r12]</text:p>
      <text:p text:style-name="P54">mulsd xmm10, xmm11</text:p>
      <text:p text:style-name="P54">addsd xmm15, xmm10</text:p>
      <text:p text:style-name="P54"/>
      <text:p text:style-name="P54">inc r12</text:p>
      <text:p text:style-name="P54">jmp beginloop</text:p>
      <text:p text:style-name="P57">finishedloop:</text:p>
      <text:p text:style-name="P57">sqrtsd xmm15, smm15</text:p>
      <text:p text:style-name="P54">mov xmm0, xmm15</text:p>
      <text:p text:style-name="P54">;Omit all the pops</text:p>
      <text:p text:style-name="P54">ret</text:p>
      <text:p text:style-name="P67">Begin GDB Section</text:p>
      <text:p text:style-name="P15"/>
      <text:p text:style-name="P36">9 <text:s/>Change the value in the low 64 bits of xmm9 to be 2.75</text:p>
      <text:p text:style-name="P15"/>
      <text:p text:style-name="P38">Answer: <text:s/>set $xmm<text:span text:style-name="T61">9</text:span>.v2_double[0]=2.75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10. <text:s/>xmm registers contain 2 64-bit numbers. <text:s/>In this course we only used the lower number.</text:p>
      <text:p text:style-name="P60"><text:span text:style-name="T22">Output the two 64-bit numbers in xmm12 a</text:span><text:span text:style-name="T23">s </text:span><text:span text:style-name="T27">in base 10</text:span><text:span text:style-name="T23">.</text:span></text:p>
      <text:p text:style-name="P19"/>
      <text:p text:style-name="P38">Answer: <text:s/>p/f <text:s/>$xmm2.v2_double</text:p>
      <text:p text:style-name="P19"/>
      <text:p text:style-name="P19"/>
      <text:p text:style-name="P19"/>
      <text:p text:style-name="P19"/>
      <text:p text:style-name="P36">11. <text:s/>Here is the declaration of an array: <text:s text:c="2"/><text:span text:style-name="T62">costs</text:span> resq 40</text:p>
      <text:p text:style-name="P36">Use gdb to output the first 22 <text:s/>dwords of the array <text:s/><text:span text:style-name="T61">in binary</text:span>. <text:s text:c="3"/>[Yes, it says dwords]</text:p>
      <text:p text:style-name="P19"/>
      <text:p text:style-name="P75">Answer: <text:s/><text:tab/>p/<text:span text:style-name="T63">t</text:span> <text:s/>{int[22]}&amp;c<text:span text:style-name="T62">osts</text:span></text:p>
      <text:p text:style-name="P76"/>
      <text:p text:style-name="P77"><text:tab/><text:tab/><text:span text:style-name="T36">p/t <text:s/>{int[22]}costs<text:tab/><text:tab/>//You may omit the ‘&amp;’ and the result is the same.</text:span></text:p>
      <text:p text:style-name="P19"/>
      <text:p text:style-name="P19"><text:tab/><text:tab/><text:span text:style-name="T64">x/22tw costs</text:span></text:p>
      <text:p text:style-name="P19"/>
      <text:p text:style-name="P80">Any one of the three answer above will result in full credit for the question</text:p>
      <text:p text:style-name="P19"/>
      <text:p text:style-name="P79">Comment:<text:tab/>The name of any array is (or contains) the starting address of the array. <text:s/>The third answer above is simply using the array name as a memory address and outputting the next 22 dwords as 32-bit chunks. <text:s/>If you knew the literal memory address where the array begins you could use that address and obtain the same result:</text:p>
      <text:p text:style-name="P79"/>
      <text:p text:style-name="P79"><text:tab/><text:tab/>x/22tw <text:s/>0x7<text:span text:style-name="T65">FFFFFFFDE</text:span>30</text:p>
      <text:p text:style-name="P19"/>
      <text:p text:style-name="P19"/>
      <text:p text:style-name="P19"/>
      <text:p text:style-name="P19"/>
      <text:p text:style-name="P20">1<text:span text:style-name="T15">2</text:span> <text:s/>Show the contents of memory starting at <text:span text:style-name="T37">0x0000 7FFF FFFF 8800</text:span> <text:span text:style-name="T12">and continuing for the next 18 qwords showing the contents of each qword as an unsigned long.</text:span></text:p>
      <text:p text:style-name="P23"/>
      <text:p text:style-name="P39">Answer: <text:s/>x/<text:span text:style-name="T58">18</text:span>ug 0x00007FFFFFFF<text:span text:style-name="T57">88</text:span>00</text:p>
      <text:p text:style-name="P68">1<text:span text:style-name="T15">3</text:span>. <text:s/><text:span text:style-name="T34">A C++ (or C) function has declared <text:s text:c="3"/>float weights[40];</text:span></text:p>
      <text:p text:style-name="P22"/>
      <text:p text:style-name="P37">Output the contents of the first 12 dwords of the array in decimal.</text:p>
      <text:p text:style-name="P37"/>
      <text:p text:style-name="P40">Answer: <text:s/><text:span text:style-name="T39">x/</text:span><text:span text:style-name="T38">12</text:span><text:span text:style-name="T39">d</text:span><text:span text:style-name="T40">w</text:span><text:span text:style-name="T39"> <text:s/></text:span><text:span text:style-name="T38">weight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<text:span text:style-name="T15">4</text:span>. <text:s/><text:span text:style-name="T35">Change the dword at memory address 0x0000 0FFF 8000 4400 <text:s/>to be 330</text:span></text:p>
      <text:p text:style-name="P24"/>
      <text:p text:style-name="P40">Answer: <text:s/><text:span text:style-name="T41">set {</text:span><text:span text:style-name="T38">int</text:span><text:span text:style-name="T41">}</text:span><text:bookmark-start text:name="__DdeLink__236_580171123"/><text:span text:style-name="T35">0x00000FFF80004400</text:span><text:bookmark-end text:name="__DdeLink__236_580171123"/><text:span text:style-name="T41"> = </text:span><text:span text:style-name="T38">330</text:span></text:p>
      <text:p text:style-name="P16"/>
      <text:p text:style-name="P16"/>
      <text:p text:style-name="P74"/>
      <text:p text:style-name="P16"/>
      <text:p text:style-name="P16"/>
      <text:p text:style-name="P16"/>
      <text:p text:style-name="P16"/>
      <text:p text:style-name="P15"/>
      <text:p text:style-name="P15"/>
      <text:p text:style-name="P15">1<text:span text:style-name="T15">5</text:span>. <text:s text:c="2"/><text:span text:style-name="T34">Change the qword on top of the stack to be -2.</text:span></text:p>
      <text:p text:style-name="P15"/>
      <text:p text:style-name="P40">Answer: <text:s text:c="2"/>set <text:s/>{long}$rsp <text:s/>= <text:s/>-2</text:p>
      <text:p text:style-name="P15"/>
      <text:p text:style-name="P15"/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>Your name:</text:p>
      <text:p text:style-name="P28"/>
      <text:p text:style-name="P28">Just in case I really need to contact you for an urgent matter which email address should I use?</text:p>
      <text:p text:style-name="P21"/>
      <text:p text:style-name="P70">Appendix</text:p>
      <text:p text:style-name="P56"/>
      <text:p text:style-name="P56"/>
      <text:p text:style-name="P56">Question #6: <text:s/>The original question asks for the answer in C++.</text:p>
      <text:p text:style-name="P56"/>
      <text:p text:style-name="P56"/>
      <text:p text:style-name="P56">Just for the sake of interest here is the answer in assembly:</text:p>
      <text:p text:style-name="P56"/>
      <text:p text:style-name="P50">Prototype: <text:s text:c="3"/>long <text:s/>myfunction ( );</text:p>
      <text:p text:style-name="P50"/>
      <text:p text:style-name="P50">global <text:s/>myfunction</text:p>
      <text:p text:style-name="P53">extern printf, scanf</text:p>
      <text:p text:style-name="P50"/>
      <text:p text:style-name="P50">segment <text:s text:c="2"/>.data </text:p>
      <text:p text:style-name="P50"><text:s text:c="5"/>prompt db “Please enter an integer”,0</text:p>
      <text:p text:style-name="P50">segment <text:s/>.bss <text:s text:c="5"/>;empty</text:p>
      <text:p text:style-name="P50"/>
      <text:p text:style-name="P50">segment <text:s/>.text</text:p>
      <text:p text:style-name="P50">myfunction:</text:p>
      <text:p text:style-name="P50">;Omit pushes</text:p>
      <text:p text:style-name="P50"/>
      <text:p text:style-name="P50">;Set up for showing one prompt</text:p>
      <text:p text:style-name="P50">mov rax, 0</text:p>
      <text:p text:style-name="P50">mov rdi, prompt</text:p>
      <text:p text:style-name="P50">call printf</text:p>
      <text:p text:style-name="P50"/>
      <text:p text:style-name="P50">;Set up for inputting one integer</text:p>
      <text:p text:style-name="P50">mov rax, 0</text:p>
      <text:p text:style-name="P50">push qword 0</text:p>
      <text:p text:style-name="P50">mov rdi, rsp</text:p>
      <text:p text:style-name="P50">call scanf</text:p>
      <text:p text:style-name="P50"/>
      <text:p text:style-name="P50">;;;Test for possible cntl+d</text:p>
      <text:p text:style-name="P50">cmp eax,-1</text:p>
      <text:p text:style-name="P50">je <text:s/>control_d</text:p>
      <text:p text:style-name="P50">mov <text:s/>r<text:span text:style-name="T51">15</text:span>, [rsp]</text:p>
      <text:p text:style-name="P50">jmp continue</text:p>
      <text:p text:style-name="P50">control_d:</text:p>
      <text:p text:style-name="P50">mov <text:s/>r<text:span text:style-name="T51">15</text:span>, <text:s/>8000000000 <text:s text:c="12"/>;8 followed by 9 zeros</text:p>
      <text:p text:style-name="P50">continue:</text:p>
      <text:p text:style-name="P50"/>
      <text:p text:style-name="P50">pop r<text:span text:style-name="T51">a</text:span>x <text:s text:c="17"/>;Reverse the one push that occurred earlier.</text:p>
      <text:p text:style-name="P51">mov <text:s/>rax, r15 <text:s text:c="6"/>;Send to caller the correct value</text:p>
      <text:p text:style-name="P50"/>
      <text:p text:style-name="P50">;Omit all the pops</text:p>
      <text:p text:style-name="P50">re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14:04:52.387752655</meta:creation-date>
    <dc:date>2020-05-18T15:58:30.721432037</dc:date>
    <meta:editing-duration>PT6H55M37S</meta:editing-duration>
    <meta:editing-cycles>32</meta:editing-cycles>
    <meta:generator>LibreOffice/6.3.5.2$Linux_X86_64 LibreOffice_project/30$Build-2</meta:generator>
    <meta:document-statistic meta:table-count="0" meta:image-count="0" meta:object-count="1" meta:page-count="12" meta:paragraph-count="236" meta:word-count="1886" meta:character-count="10860" meta:non-whitespace-character-count="8842"/>
  </office:meta>
</office:document-meta>
</file>

<file path=Object 1/content.xml><?xml version="1.0" encoding="utf-8"?>
<math xmlns="http://www.w3.org/1998/Math/MathML" display="block">
  <semantics>
    <mfrac>
      <mn>22</mn>
      <mn>7</mn>
    </mfrac>
    <annotation encoding="StarMath 5.0">{22} over {7} </annotation>
  </semantics>
</math>
</file>